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3390000001A0000001A0E9180E9FFAB026B.svg" manifest:media-type="image/svg+xml"/>
  <manifest:file-entry manifest:full-path="Pictures/100003860000001A0000001A65D397EDC09EEAD9.svg" manifest:media-type="image/svg+xml"/>
  <manifest:file-entry manifest:full-path="Pictures/100000010000000100000001D9E7FAF9D5F2FF47.png" manifest:media-type="image/png"/>
  <manifest:file-entry manifest:full-path="Pictures/100007680000001A0000001A1EBD0CD3D10DB861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inSans" svg:font-family="MainSans, Arial, sans-serif"/>
    <style:font-face style:name="MuseoSans700" svg:font-family="MuseoSans700, Arial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system-ui, 'Helvetica Neue', Helvetica, Roboto, Arial, sans-serif"/>
    <style:font-face style:name="inherit" svg:font-family="inherit"/>
    <style:font-face style:name="sans-serif" svg:font-family="sans-serif"/>
  </office:font-face-decls>
  <office:automatic-styles>
    <style:style style:name="Таблица1" style:family="table">
      <style:table-properties style:width="17.009cm" fo:margin-left="0cm" table:align="left"/>
    </style:style>
    <style:style style:name="Таблица1.A" style:family="table-column">
      <style:table-column-properties style:column-width="5.666cm"/>
    </style:style>
    <style:style style:name="Таблица1.B" style:family="table-column">
      <style:table-column-properties style:column-width="7.941cm"/>
    </style:style>
    <style:style style:name="Таблица1.C" style:family="table-column">
      <style:table-column-properties style:column-width="3.403cm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88934" officeooo:paragraph-rsid="00188934"/>
    </style:style>
    <style:style style:name="P2" style:family="paragraph" style:parent-style-name="Standard">
      <style:text-properties fo:font-variant="normal" fo:text-transform="none" fo:color="#000000" loext:opacity="100%" style:font-name="apple-system" fo:font-size="12.75pt" fo:letter-spacing="normal" fo:font-style="normal" fo:font-weight="normal" officeooo:rsid="00188934" officeooo:paragraph-rsid="00188934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4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pple-system" fo:font-size="12.75pt" fo:letter-spacing="normal" fo:font-style="normal" fo:font-weight="normal"/>
    </style:style>
    <style:style style:name="P5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33" loext:opacity="100%" style:font-name="MuseoSans700" fo:font-size="12pt" fo:letter-spacing="normal" fo:font-style="normal" fo:font-weight="normal" style:font-size-asian="12pt" style:font-size-complex="12pt"/>
    </style:style>
    <style:style style:name="P6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02122" loext:opacity="100%" style:font-name="sans-serif" fo:font-size="10.5pt" fo:letter-spacing="normal" fo:font-style="normal" fo:font-weight="normal"/>
    </style:style>
    <style:style style:name="P7" style:family="paragraph" style:parent-style-name="Table_20_Contents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8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</style:style>
    <style:style style:name="P9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0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T1" style:family="text">
      <style:text-properties fo:font-variant="normal" fo:text-transform="none" style:font-name="MainSans" fo:letter-spacing="normal" fo:font-style="normal" fo:font-weight="normal"/>
    </style:style>
    <style:style style:name="T2" style:family="text">
      <style:text-properties fo:font-variant="normal" fo:text-transform="none" fo:color="#0060b4" loext:opacity="100%" style:text-line-through-style="none" style:text-line-through-type="none" style:font-name="MainSans" fo:letter-spacing="normal" fo:font-style="normal" style:text-underline-style="none" fo:font-weight="normal" style:text-blinking="false" loext:padding="0cm" loext:border="none"/>
    </style:style>
    <style:style style:name="T3" style:family="text">
      <style:text-properties fo:font-variant="normal" fo:text-transform="none" fo:color="#0060b4" loext:opacity="100%" style:text-line-through-style="none" style:text-line-through-type="none" style:font-name="MainSans" fo:font-size="10.5pt" fo:letter-spacing="normal" fo:font-style="normal" style:text-underline-style="none" fo:font-weight="normal" style:text-blinking="false" loext:padding="0cm" loext:border="none"/>
    </style:style>
    <style:style style:name="T4" style:family="text">
      <style:text-properties fo:font-variant="normal" fo:text-transform="none" fo:color="#0060b4" loext:opacity="100%" style:text-line-through-style="none" style:text-line-through-type="none" style:font-name="inherit" fo:font-size="10.5pt" fo:letter-spacing="normal" fo:font-style="normal" style:text-underline-style="none" fo:font-weight="normal" style:text-blinking="false" loext:padding="0cm" loext:border="none"/>
    </style:style>
    <style:style style:name="T5" style:family="text">
      <style:text-properties fo:font-variant="normal" fo:text-transform="none" fo:color="#0060b4" loext:opacity="100%" style:text-line-through-style="none" style:text-line-through-type="none" style:font-name="inherit" fo:font-size="10pt" fo:letter-spacing="normal" fo:font-style="normal" style:text-underline-style="none" fo:font-weight="normal" style:text-blinking="false" loext:padding="0cm" loext:border="none"/>
    </style:style>
    <style:style style:name="T6" style:family="text">
      <style:text-properties fo:font-variant="normal" fo:text-transform="none" fo:letter-spacing="normal"/>
    </style:style>
    <style:style style:name="T7" style:family="text">
      <style:text-properties fo:font-variant="normal" fo:text-transform="none" fo:letter-spacing="normal" loext:padding="0cm" loext:border="none"/>
    </style:style>
    <style:style style:name="T8" style:family="text">
      <style:text-properties fo:font-variant="normal" fo:text-transform="none" fo:color="#202122" loext:opacity="100%" style:font-name="sans-serif" fo:font-size="10.5pt" fo:letter-spacing="normal" fo:font-style="normal" fo:font-weight="normal"/>
    </style:style>
    <style:style style:name="T9" style:family="text">
      <style:text-properties fo:font-variant="normal" fo:text-transform="none" fo:color="#202122" loext:opacity="100%" style:font-name="sans-serif" fo:font-size="10.5pt" fo:letter-spacing="normal" fo:font-style="normal" fo:font-weight="normal" officeooo:rsid="001c18fe"/>
    </style:style>
    <style:style style:name="T10" style:family="text">
      <style:text-properties fo:font-variant="normal" fo:text-transform="none" fo:color="#202122" loext:opacity="100%" fo:letter-spacing="normal"/>
    </style:style>
    <style:style style:name="T11" style:family="text">
      <style:text-properties fo:font-variant="normal" fo:text-transform="none" fo:color="#202122" loext:opacity="100%" style:text-line-through-style="none" style:text-line-through-type="none" style:font-name="sans-serif" fo:font-size="11.25pt" fo:letter-spacing="normal" fo:font-style="normal" style:text-underline-style="none" fo:font-weight="normal" style:text-blinking="false" fo:background-color="#ffffff" loext:char-shading-value="0"/>
    </style:style>
    <style:style style:name="T12" style:family="text">
      <style:text-properties fo:font-variant="normal" fo:text-transform="none" fo:color="#202122" loext:opacity="100%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/>
    </style:style>
    <style:style style:name="T13" style:family="text">
      <style:text-properties fo:font-variant="normal" fo:text-transform="none" fo:color="#202122" loext:opacity="100%" style:font-name="MainSans" fo:font-size="10.5pt" fo:letter-spacing="normal" fo:font-style="normal" fo:font-weight="normal"/>
    </style:style>
    <style:style style:name="T14" style:family="text">
      <style:text-properties fo:font-variant="normal" fo:text-transform="none" fo:color="#0645ad" loext:opacity="100%" style:text-line-through-style="none" style:text-line-through-type="none" style:font-name="sans-serif" fo:font-size="11.25pt" fo:letter-spacing="normal" fo:font-style="normal" style:text-underline-style="none" fo:font-weight="normal" style:text-blinking="false"/>
    </style:style>
    <style:style style:name="T15" style:family="text">
      <style:text-properties fo:font-variant="normal" fo:text-transform="none" fo:color="#0645ad" loext:opacity="100%" style:text-line-through-style="none" style:text-line-through-type="none" style:font-name="sans-serif" fo:font-size="11.25pt" fo:letter-spacing="normal" fo:font-style="normal" style:text-underline-style="none" fo:font-weight="normal" style:text-blinking="false" fo:background-color="#ffffff" loext:char-shading-value="0"/>
    </style:style>
    <style:style style:name="T16" style:family="text">
      <style:text-properties fo:font-variant="normal" fo:text-transform="none" fo:color="#0645ad" loext:opacity="100%" style:text-line-through-style="none" style:text-line-through-type="none" style:font-name="sans-serif" fo:font-size="11.25pt" fo:letter-spacing="normal" fo:font-style="normal" style:text-underline-style="none" fo:font-weight="bold" style:text-blinking="false"/>
    </style:style>
    <style:style style:name="T17" style:family="text">
      <style:text-properties fo:font-variant="normal" fo:text-transform="none" fo:color="#0645ad" loext:opacity="100%" style:text-line-through-style="none" style:text-line-through-type="none" style:font-name="sans-serif" fo:font-size="11.25pt" fo:letter-spacing="normal" fo:font-style="normal" style:text-underline-style="none" fo:font-weight="bold" style:text-blinking="false" fo:background-color="#ffffff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огики</text:p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TableLine94202190586608">
          <table:table-cell table:style-name="Таблица1.A1" office:value-type="string">
            <text:p text:style-name="P4">формальной логике.</text:p>
          </table:table-cell>
          <table:table-cell table:style-name="Таблица1.A1" office:value-type="string">
            <text:p text:style-name="Table_20_Contents"/>
          </table:table-cell>
          <table:table-cell table:style-name="Таблица1.C1" office:value-type="string">
            <text:p text:style-name="Table_20_Contents"/>
          </table:table-cell>
        </table:table-row>
        <table:table-row table:style-name="TableLine94202190586608">
          <table:table-cell table:style-name="Таблица1.A2" office:value-type="string">
            <text:p text:style-name="P4">счисление высказываний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202190586608">
          <table:table-cell table:style-name="Таблица1.A2" office:value-type="string">
            <text:p text:style-name="P4">счисление предикатов первого порядка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202190586608">
          <table:table-cell table:style-name="Таблица1.A2" office:value-type="string">
            <text:p text:style-name="P4">комбинаторную логику,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202190586608">
          <table:table-cell table:style-name="Таблица1.A2" office:value-type="string">
            <text:p text:style-name="P4">лямбда-исчисление 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202190586608">
          <table:table-cell table:style-name="Таблица1.A2" office:value-type="string">
            <text:p text:style-name="P5">Нечёткая логика</text:p>
          </table:table-cell>
          <table:table-cell table:style-name="Таблица1.A2" office:value-type="string">
            <text:p text:style-name="P7"><text:span text:style-name="T1">раздел математики, являющийся обобщением классической </text:span><text:a xlink:type="simple" xlink:href="https://wiki2.org/ru/Математическая_логика" text:style-name="Internet_20_link" text:visited-style-name="Visited_20_Internet_20_Link"><text:span text:style-name="T2">логики</text:span></text:a><text:span text:style-name="T6"> </text:span><text:span text:style-name="T1">и </text:span><text:a xlink:type="simple" xlink:href="https://wiki2.org/ru/Теория_множеств" text:style-name="Internet_20_link" text:visited-style-name="Visited_20_Internet_20_Link"><text:span text:style-name="T2">теории множеств</text:span></text:a><text:span text:style-name="T1">, базирующийся на понятии </text:span><text:a xlink:type="simple" xlink:href="https://wiki2.org/ru/Нечёткое_множество" text:style-name="Internet_20_link" text:visited-style-name="Visited_20_Internet_20_Link"><text:span text:style-name="T2">нечёткого множества</text:span></text:a><text:span text:style-name="T1">, впервые введённого </text:span><text:a xlink:type="simple" xlink:href="https://wiki2.org/ru/Лотфи_Заде" text:style-name="Internet_20_link" text:visited-style-name="Visited_20_Internet_20_Link"><text:span text:style-name="T2">Лотфи Заде</text:span></text:a><text:span text:style-name="T6"> </text:span><text:span text:style-name="T1">в </text:span><text:a xlink:type="simple" xlink:href="https://wiki2.org/ru/1965_год_в_науке" text:style-name="Internet_20_link" text:visited-style-name="Visited_20_Internet_20_Link"><text:span text:style-name="T2">1965 году</text:span></text:a><text:span text:style-name="T6"> </text:span><text:span text:style-name="T1">как объекта с </text:span><text:a xlink:type="simple" xlink:href="https://wiki2.org/ru/Функция_принадлежности" text:style-name="Internet_20_link" text:visited-style-name="Visited_20_Internet_20_Link"><text:span text:style-name="T2">функцией принадлежности</text:span></text:a><text:span text:style-name="T6"> </text:span><text:span text:style-name="T1">элемента ко множеству, принимающей любые значения в интервале </text:span><text:span text:style-name="T7"><draw:frame draw:style-name="fr1" draw:name="Изображение1" text:anchor-type="as-char" svg:width="0.041cm" svg:height="0.041cm" draw:z-index="0"><draw:image xlink:href="Pictures/100007680000001A0000001A1EBD0CD3D10DB861.svg" xlink:type="simple" xlink:show="embed" xlink:actuate="onLoad" draw:mime-type="image/svg+xml"/><draw:image xlink:href="Pictures/100000010000000100000001D9E7FAF9D5F2FF47.png" xlink:type="simple" xlink:show="embed" xlink:actuate="onLoad" draw:mime-type="image/png"/><svg:title>[0, 1]</svg:title></draw:frame></text:span><text:span text:style-name="T1">, а не только </text:span><text:span text:style-name="T7"><draw:frame draw:style-name="fr1" draw:name="Изображение2" text:anchor-type="as-char" svg:width="0.041cm" svg:height="0.041cm" draw:z-index="1"><draw:image xlink:href="Pictures/100003860000001A0000001A65D397EDC09EEAD9.svg" xlink:type="simple" xlink:show="embed" xlink:actuate="onLoad" draw:mime-type="image/svg+xml"/><draw:image xlink:href="Pictures/100000010000000100000001D9E7FAF9D5F2FF47.png" xlink:type="simple" xlink:show="embed" xlink:actuate="onLoad" draw:mime-type="image/png"/><svg:title>{\displaystyle 0}</svg:title></draw:frame></text:span><text:span text:style-name="T6"> </text:span><text:span text:style-name="T1">или </text:span><text:span text:style-name="T7"><draw:frame draw:style-name="fr1" draw:name="Изображение3" text:anchor-type="as-char" svg:width="0.041cm" svg:height="0.041cm" draw:z-index="2"><draw:image xlink:href="Pictures/100003390000001A0000001A0E9180E9FFAB026B.svg" xlink:type="simple" xlink:show="embed" xlink:actuate="onLoad" draw:mime-type="image/svg+xml"/><draw:image xlink:href="Pictures/100000010000000100000001D9E7FAF9D5F2FF47.png" xlink:type="simple" xlink:show="embed" xlink:actuate="onLoad" draw:mime-type="image/png"/><svg:title>1</svg:title></draw:frame></text:span><text:span text:style-name="T1">. На основе этого понятия вводятся различные логические операции над нечёткими множествами и формулируется понятие лингвистической переменной, в качестве значений которой выступают нечёткие множества.</text:span></text:p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202190586608">
          <table:table-cell table:style-name="Таблица1.A2" office:value-type="string">
            <text:p text:style-name="P8"><text:span text:style-name="T8">многозначной логики</text:span>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202190586608">
          <table:table-cell table:style-name="Таблица1.A2" office:value-type="string">
            <text:p text:style-name="P8"><text:span text:style-name="T8">трёхзначная логика</text:span><text:span text:style-name="T10"> </text:span><text:span text:style-name="T8">или тернарная логика)</text:span></text:p>
          </table:table-cell>
          <table:table-cell table:style-name="Таблица1.A2" office:value-type="string">
            <text:p text:style-name="P8"><text:span text:style-name="T9">о</text:span><text:span text:style-name="T8">дин из видов</text:span><text:span text:style-name="T10"> </text:span><text:span text:style-name="T8">многозначной логики, предложенный Яном Лукасевичем в 1920 году. Трёхзначная логика</text:span><text:span text:style-name="T10"> </text:span></text:p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202190586608">
          <table:table-cell table:style-name="Таблица1.A2" office:value-type="string">
            <text:p text:style-name="P8"><text:a xlink:type="simple" xlink:href="https://ru.wiki2.org/wiki/Алгебра_логики" text:style-name="Internet_20_link" text:visited-style-name="Visited_20_Internet_20_Link"><text:span text:style-name="T15">Алгебра </text:span></text:a><text:a xlink:type="simple" xlink:href="https://ru.wiki2.org/wiki/Алгебра_логики" text:style-name="Internet_20_link" text:visited-style-name="Visited_20_Internet_20_Link"><text:span text:style-name="T17">логики</text:span></text:a></text:p>
          </table:table-cell>
          <table:table-cell table:style-name="Таблица1.A2" office:value-type="string">
            <text:p text:style-name="P8"><text:span text:style-name="T12">положивший в основу своего логического учения аналогию между алгеброй и логикой. Алгебра логики</text:span><text:span text:style-name="T11"> </text:span><text:span text:style-name="T12">стала первой системой математической логики, в</text:span></text:p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202190586608">
          <table:table-cell table:style-name="Таблица1.A2" office:value-type="string">
            <text:p text:style-name="P8"><text:a xlink:type="simple" xlink:href="https://ru.wiki2.org/wiki/Нечёткая_логика" text:style-name="Internet_20_link" text:visited-style-name="Visited_20_Internet_20_Link"><text:span text:style-name="T15">Нечёткая </text:span></text:a><text:a xlink:type="simple" xlink:href="https://ru.wiki2.org/wiki/Нечёткая_логика" text:style-name="Internet_20_link" text:visited-style-name="Visited_20_Internet_20_Link"><text:span text:style-name="T17">логика</text:span></text:a></text:p>
          </table:table-cell>
          <table:table-cell table:style-name="Таблица1.A2" office:value-type="string">
            <text:p text:style-name="P8"><text:span text:style-name="T8">Нечёткая логика</text:span><text:span text:style-name="T10"> </text:span><text:span text:style-name="T8">(англ. fuzzy logic) — раздел математики, являющийся обобщением классической логики</text:span><text:span text:style-name="T10"> </text:span><text:span text:style-name="T8">и теории множеств, базирующийся на понятии нечёткого</text:span></text:p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202190586608">
          <table:table-cell table:style-name="Таблица1.A2" office:value-type="string">
            <text:p text:style-name="P8"><text:a xlink:type="simple" xlink:href="https://ru.wiki2.org/wiki/Формальная_логика" text:style-name="Internet_20_link" text:visited-style-name="Visited_20_Internet_20_Link"><text:span text:style-name="T15">Формальная </text:span></text:a><text:a xlink:type="simple" xlink:href="https://ru.wiki2.org/wiki/Формальная_логика" text:style-name="Internet_20_link" text:visited-style-name="Visited_20_Internet_20_Link"><text:span text:style-name="T17">логика</text:span></text:a></text:p>
          </table:table-cell>
          <table:table-cell table:style-name="Таблица1.A2" office:value-type="string">
            <text:p text:style-name="P6">наука о правилах преобразования высказываний, сохраняющих их истинностное значение безотносительно к содержанию входящих в эти высказывания</text:p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202190586608">
          <table:table-cell table:style-name="Таблица1.A2" office:value-type="string">
            <text:p text:style-name="P8"><text:a xlink:type="simple" xlink:href="https://ru.wiki2.org/wiki/Модальная_логика" text:style-name="Internet_20_link" text:visited-style-name="Visited_20_Internet_20_Link"><text:span text:style-name="T15">Модальная </text:span></text:a><text:a xlink:type="simple" xlink:href="https://ru.wiki2.org/wiki/Модальная_логика" text:style-name="Internet_20_link" text:visited-style-name="Visited_20_Internet_20_Link"><text:span text:style-name="T17">логика</text:span></text:a></text:p>
          </table:table-cell>
          <table:table-cell table:style-name="Таблица1.A2" office:value-type="string">
            <text:p text:style-name="P8"><text:span text:style-name="T8">логика, в которой кроме стандартных </text:span><text:soft-page-break/><text:span text:style-name="T8">логических связок, переменных и предикатов есть модальности (модальные</text:span></text:p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202190586608">
          <table:table-cell table:style-name="Таблица1.A2" office:value-type="string">
            <text:p text:style-name="P8"><text:a xlink:type="simple" xlink:href="https://ru.wiki2.org/wiki/Логика_высказываний" text:style-name="Internet_20_link" text:visited-style-name="Visited_20_Internet_20_Link"><text:span text:style-name="T17">Логика</text:span></text:a><text:a xlink:type="simple" xlink:href="https://ru.wiki2.org/wiki/Логика_высказываний" text:style-name="Internet_20_link" text:visited-style-name="Visited_20_Internet_20_Link"><text:span text:style-name="T15"> высказываний</text:span></text:a></text:p>
          </table:table-cell>
          <table:table-cell table:style-name="Таблица1.A2" office:value-type="string">
            <text:p text:style-name="P8"><text:span text:style-name="T8">Логика</text:span><text:span text:style-name="T10"> </text:span><text:span text:style-name="T8">высказываний, пропозициональная логика</text:span><text:span text:style-name="T10"> </text:span><text:span text:style-name="T8">(лат. propositio — «высказывание») или исчисление высказываний, также логика</text:span><text:span text:style-name="T10"> </text:span><text:span text:style-name="T8">нулевого порядка </text:span></text:p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202190586608">
          <table:table-cell table:style-name="Таблица1.A2" office:value-type="string">
            <text:p text:style-name="P8"><text:a xlink:type="simple" xlink:href="https://ru.wiki2.org/wiki/Логика_первого_порядка" text:style-name="Internet_20_link" text:visited-style-name="Visited_20_Internet_20_Link"><text:span text:style-name="T17">Логика</text:span></text:a><text:a xlink:type="simple" xlink:href="https://ru.wiki2.org/wiki/Логика_первого_порядка" text:style-name="Internet_20_link" text:visited-style-name="Visited_20_Internet_20_Link"><text:span text:style-name="T15"> первого порядка</text:span></text:a></text:p>
          </table:table-cell>
          <table:table-cell table:style-name="Таблица1.A2" office:value-type="string">
            <text:p text:style-name="P8"><text:span text:style-name="T8">фиксированных функций и предикатов. Расширяет логику</text:span><text:span text:style-name="T10"> </text:span><text:span text:style-name="T8">высказываний. Помимо логики</text:span><text:span text:style-name="T10"> </text:span><text:span text:style-name="T8">первого порядка существуют также логики</text:span><text:span text:style-name="T10"> </text:span><text:span text:style-name="T8">высших порядков, в которых кванторы могут</text:span></text:p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202190586608">
          <table:table-cell table:style-name="Таблица1.A2" office:value-type="string">
            <text:list xml:id="list3939668322" text:style-name="L1">
              <text:list-item>
                <text:p text:style-name="P9"><text:a xlink:type="simple" xlink:href="https://ru.wiki2.org/wiki/Сверхпроводящая_логика" text:style-name="Internet_20_link" text:visited-style-name="Visited_20_Internet_20_Link"><text:span text:style-name="T14"><text:line-break/>Сверхпроводящая </text:span></text:a><text:a xlink:type="simple" xlink:href="https://ru.wiki2.org/wiki/Сверхпроводящая_логика" text:style-name="Internet_20_link" text:visited-style-name="Visited_20_Internet_20_Link"><text:span text:style-name="T16">логика</text:span></text:a></text:p>
              </text:list-item>
            </text:list>
            <text:p text:style-name="Table_20_Contents"/>
          </table:table-cell>
          <table:table-cell table:style-name="Таблица1.A2" office:value-type="string">
            <text:p text:style-name="P8"><text:span text:style-name="T8">Сверхпроводящая логика</text:span><text:span text:style-name="T10"> — </text:span><text:span text:style-name="T8">класс логических схем, построенных на основе сверхпроводников и джозефсоновских контактов, и использующих эффект квантования магнитного</text:span></text:p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202190586608">
          <table:table-cell table:style-name="Таблица1.A2" office:value-type="string">
            <text:p text:style-name="P8"><text:a xlink:type="simple" xlink:href="https://ru.wiki2.org/wiki/Необходимое_и_достаточное_условия" text:style-name="Internet_20_link" text:visited-style-name="Visited_20_Internet_20_Link"><text:span text:style-name="T15">Необходимое и достаточное условия</text:span></text:a></text:p>
          </table:table-cell>
          <table:table-cell table:style-name="Таблица1.A2" office:value-type="string">
            <text:p text:style-name="P8"><text:span text:style-name="T8">виды</text:span><text:span text:style-name="T10"> </text:span><text:span text:style-name="T8">условий, логически связанных с некоторым суждением. Различие этих условий используется в логике</text:span><text:span text:style-name="T10"> </text:span><text:span text:style-name="T8">и математике для обозначения видов</text:span><text:span text:style-name="T10"> </text:span><text:span text:style-name="T8">связи суждений</text:span></text:p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202190586608">
          <table:table-cell table:style-name="Таблица1.A2" office:value-type="string">
            <text:list xml:id="list4065106394" text:style-name="L2">
              <text:list-item>
                <text:p text:style-name="P10"><text:a xlink:type="simple" xlink:href="https://ru.wiki2.org/wiki/Закон_исключённого_третьего" text:style-name="Internet_20_link" text:visited-style-name="Visited_20_Internet_20_Link"><text:span text:style-name="T14"><text:line-break/>Закон исключённого третьего</text:span></text:a><text:span text:style-name="T8"> </text:span></text:p>
              </text:list-item>
            </text:list>
            <text:p text:style-name="Table_20_Contents"/>
          </table:table-cell>
          <table:table-cell table:style-name="Таблица1.A2" office:value-type="string">
            <text:p text:style-name="P8"><text:span text:style-name="T8">акон классической логики, который формулируется следующим образом: два противоречащих суждения не</text:span></text:p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202190586608">
          <table:table-cell table:style-name="Таблица1.A2" office:value-type="string">
            <text:p text:style-name="P8"><text:a xlink:type="simple" xlink:href="https://ru.wiki2.org/wiki/Неформальная_логика" text:style-name="Internet_20_link" text:visited-style-name="Visited_20_Internet_20_Link"><text:span text:style-name="T15">Неформальная </text:span></text:a><text:a xlink:type="simple" xlink:href="https://ru.wiki2.org/wiki/Неформальная_логика" text:style-name="Internet_20_link" text:visited-style-name="Visited_20_Internet_20_Link"><text:span text:style-name="T17">логика</text:span></text:a></text:p>
          </table:table-cell>
          <table:table-cell table:style-name="Таблица1.A2" office:value-type="string">
            <text:p text:style-name="P8"><text:span text:style-name="T8">область исследований в логике и теории аргументации, оценивающая и анализирующая аргументы в том виде, в каком они используются </text:span><text:span text:style-name="T13">в </text:span><text:a xlink:type="simple" xlink:href="https://wiki2.org/ru/Естественный_язык" text:style-name="Internet_20_link" text:visited-style-name="Visited_20_Internet_20_Link">естественном языке</text:a><text:span text:style-name="T3">. </text:span></text:p>
            <text:p text:style-name="P3"><text:span text:style-name="T3">Американские философы </text:span><text:a xlink:type="simple" xlink:href="https://en.wikipedia.org/wiki/Ralph_Johnson_(philosopher)" text:style-name="Internet_20_link" text:visited-style-name="Visited_20_Internet_20_Link"><text:span text:style-name="T4">Джонсон</text:span></text:a><text:span text:style-name="T3">  </text:span><text:span text:style-name="T5">(англ.)</text:span><text:span text:style-name="T4">рус.</text:span><text:span text:style-name="T3"> и Блэр, одни из основателей движения «неформальных логиков», определяют неформальную логику как «ответвление логики, задачей которой является разработка неформальных стандартов, критериев и процедур для анализа, интерпретации, оценки, критики и построения аргументации в повседневном дискурсе»</text:span><text:bookmark text:name="cite_ref-loa_7-1"/><text:a xlink:type="simple" xlink:href="https://wiki2.org/ru/Неформальная_логика#cite_note-loa-7" text:style-name="Internet_20_link" text:visited-style-name="Visited_20_Internet_20_Link"><text:span text:style-name="T4">[7]</text:span></text:a><text:span text:style-name="T3">.</text:span></text:p>
            <text:p text:style-name="P8"><text:span text:style-name="T1">Бельгийский логик </text:span><text:a xlink:type="simple" xlink:href="https://wiki2.org/ru/Перельман,_Хаим" text:style-name="Internet_20_link" text:visited-style-name="Visited_20_Internet_20_Link"><text:span text:style-name="T2">Хаим Перельман</text:span></text:a><text:span text:style-name="T6"> </text:span><text:span text:style-name="T1">характеризует неформальную логику как логику аргументаций, в отличие от формальной логики — логики доказательств.</text:span></text:p>
          </table:table-cell>
          <table:table-cell table:style-name="Таблица1.C2" office:value-type="string">
            <text:p text:style-name="Table_20_Contents"/>
          </table:table-cell>
        </table:table-row>
        <text:soft-page-break/>
        <table:table-row table:style-name="TableLine94202190586608"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202190586608"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202190586608"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202190586608"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202190586608"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202190586608"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202190586608"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202190586608"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202190586608"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202190586608"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202190586608"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202190586608"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202190586608"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202190586608"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202190586608"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202190586608"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202190586608"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</table:table>
      <text:p text:style-name="P1"/>
      <text:p text:style-name="P1"/>
      <text:p text:style-name="P2">Курт Гёдель сформулировал теоремы о неполноте, которые доказывают, что любая формальная система, содержащая символы и правила для представления арифметики, является либо неполной, либо противоречивой</text:p>
      <text:p text:style-name="P2"/>
      <text:p text:style-name="P2">гипотеза Ньюэлла — Саймона о том, что любая система, показывающая интеллектуальное поведение, должна с необходимостью оперировать символьной информацией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inSans" svg:font-family="MainSans, Arial, sans-serif"/>
    <style:font-face style:name="MuseoSans700" svg:font-family="MuseoSans700, Arial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system-ui, 'Helvetica Neue', Helvetica, Roboto, Arial, sans-serif"/>
    <style:font-face style:name="inherit" svg:font-family="inherit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1T21:36:31.464125363</meta:creation-date>
    <dc:date>2022-09-01T07:08:23.235907089</dc:date>
    <meta:editing-duration>PT11M20S</meta:editing-duration>
    <meta:editing-cycles>2</meta:editing-cycles>
    <meta:generator>LibreOffice/7.3.5.2$Linux_X86_64 LibreOffice_project/30$Build-2</meta:generator>
    <meta:document-statistic meta:table-count="1" meta:image-count="3" meta:object-count="0" meta:page-count="3" meta:paragraph-count="35" meta:word-count="388" meta:character-count="3222" meta:non-whitespace-character-count="2857"/>
  </office:meta>
</office:document-meta>
</file>